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arial" fo:font-size="10pt" fo:language="pt" fo:country="BR" style:font-size-asian="10pt" style:font-size-complex="10pt"/>
    </style:style>
    <style:style style:name="P8" style:family="paragraph" style:parent-style-name="Standard">
      <style:text-properties style:font-name="Arial1" fo:font-size="10pt" fo:language="pt" fo:country="BR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2" style:family="paragraph" style:parent-style-name="Text_20_body">
      <style:text-properties fo:language="pt" fo:country="BR"/>
    </style:style>
    <style:style style:name="P13" style:family="paragraph" style:parent-style-name="Text_20_body">
      <style:paragraph-properties fo:text-align="justify" style:justify-single-word="false"/>
      <style:text-properties fo:language="pt" fo:country="BR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5" style:family="paragraph" style:parent-style-name="Text_20_body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27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  <style:text-properties fo:language="pt" fo:country="BR"/>
    </style:style>
    <style:style style:name="P28" style:family="paragraph" style:parent-style-name="Text_20_body">
      <style:paragraph-properties fo:margin-left="2.5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9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30" style:family="paragraph" style:parent-style-name="Heading_20_2" style:list-style-name="">
      <style:text-properties fo:language="pt" fo:country="BR"/>
    </style:style>
    <style:style style:name="P31" style:family="paragraph" style:parent-style-name="Text_20_body" style:list-style-name="WW8Num7">
      <style:paragraph-properties fo:text-align="justify" style:justify-single-word="false"/>
      <style:text-properties fo:language="pt" fo:country="BR"/>
    </style:style>
    <style:style style:name="P32" style:family="paragraph" style:parent-style-name="Text_20_body" style:list-style-name="L3">
      <style:paragraph-properties fo:text-align="justify" style:justify-single-word="false"/>
    </style:style>
    <style:style style:name="P33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39" style:family="paragraph" style:parent-style-name="Standard" style:list-style-name="L2">
      <style:paragraph-properties fo:text-align="justify" style:justify-single-word="false"/>
    </style:style>
    <style:style style:name="P40" style:family="paragraph" style:parent-style-name="Standard" style:list-style-name="L5">
      <style:paragraph-properties fo:text-align="justify" style:justify-single-word="false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style="italic" style:font-style-asian="italic"/>
    </style:style>
    <style:style style:name="T7" style:family="text">
      <style:text-properties fo:language="pt" fo:country="BR" fo:font-style="italic" fo:font-weight="bold" style:font-style-asian="italic" style:font-weight-asian="bold" style:font-weight-complex="bold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fo:language="pt" fo:country="BR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9" style:family="text">
      <style:text-properties style:font-name="Arial1" fo:font-weight="normal" style:font-weight-asian="normal" style:font-weight-complex="normal"/>
    </style:style>
    <style:style style:name="T20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ória Virtual<text:line-break/>Caso de Uso: Excluir Bem Patrimonial</text:p>
      <text:h text:style-name="Heading_20_1" text:outline-level="1"><text:s/>Breve Descrição</text:h>
      <text:p text:style-name="P12">Este caso de uso permite ao catalogador solicitar a exclusão do cadastro de um Bem patrimonial do sistema, enviando uma solicitação via e-mail de aprovação a um gerente ou administrador, este deve aprovar ou não a solicitação.</text:p>
      <text:h text:style-name="Heading_20_1" text:outline-level="1"><text:s/>Breve Descrição dos Atores</text:h>
      <text:h text:style-name="P30" text:outline-level="2"><text:s text:c="13"/>- <text:span text:style-name="T12">Catalogador: solicita exclusão do cadastro de qualquer Bem Patrimonial, desde que este pertença à Instituição a qual é Catalogador.</text:span></text:h>
      <text:p text:style-name="P7"><text:span text:style-name="T12"><text:tab/></text:span><text:span text:style-name="T19">- Administrador: Exclui qualquer bem patrimonial e seus dados do sistema.</text:span></text:p>
      <text:p text:style-name="P8"><text:tab/>- Gerente: Exclui somente o(s) bem(s) patrimonial(ais) que ele possui acesso.</text:p>
      <text:h text:style-name="Heading_20_1" text:outline-level="1"><text:s/>Pré-condições</text:h>
      <text:p text:style-name="P12">O usuário estar logado no sistema.</text:p>
      <text:h text:style-name="Heading_20_1" text:outline-level="1"><text:s/>Fluxo Básico de eventos</text:h>
      <text:list xml:id="list3746229163790821198" text:style-name="WW8Num7">
        <text:list-item text:start-value="1">
          <text:p text:style-name="P31"><text:s/>O Catalogador seleciona a opção “Excluir Bem Patrimonial”;</text:p>
        </text:list-item>
        <text:list-item>
          <text:p text:style-name="P31"><text:s/>O sistema exibe uma tela contendo:</text:p>
        </text:list-item>
      </text:list>
      <text:p text:style-name="P28">a. 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</text:p>
      <text:p text:style-name="P28">b. <text:span text:style-name="T4">opção para selecionar o “Prazo de Validade” do pedido de exclusão que pode ser de 1 a 30 dias;</text:span></text:p>
      <text:p text:style-name="P17"><text:s text:c="29"/>c. opção “Confirmar” para confirmar <text:s/>o título do bem patrimonial;</text:p>
      <text:p text:style-name="P19"><text:span text:style-name="Fonte_20_parág._20_padrão"><text:span text:style-name="T6"><text:s/><text:tab/> <text:s text:c="6"/></text:span></text:span><text:span text:style-name="Fonte_20_parág._20_padrão"><text:span text:style-name="T5"><text:s text:c="6"/></text:span></text:span><text:span text:style-name="Fonte_20_parág._20_padrão"><text:span text:style-name="T7"><text:s/></text:span></text:span><text:span text:style-name="Fonte_20_parág._20_padrão"><text:span text:style-name="T8">d</text:span></text:span><text:span text:style-name="Fonte_20_parág._20_padrão"><text:span text:style-name="T6">. </text:span></text:span><text:span text:style-name="Fonte_20_parág._20_padrão"><text:span text:style-name="T5">opção</text:span></text:span><text:span text:style-name="Fonte_20_parág._20_padrão"><text:span text:style-name="T6"> </text:span></text:span><text:span text:style-name="Fonte_20_parág._20_padrão"><text:span text:style-name="T5">“Cancelar” para sair da opção de exclusão;</text:span></text:span></text:p>
      <text:p text:style-name="P17"><text:tab/>3. O Catalogador digita o título do bem a ser excluído ou o seleciona na lista apresentada;</text:p>
      <text:p text:style-name="P17"><text:tab/>4. O Catalogador seleciona um prazo de validade para a solicitação;</text:p>
      <text:p text:style-name="P17"><text:s/><text:tab/>5. O Catalogador seleciona a opção “Confirmar”;</text:p>
      <text:p text:style-name="P17"><text:tab/>6. O sistema exibe uma tela contendo:</text:p>
      <text:p text:style-name="P17"><text:tab/><text:tab/>a. Uma lista, em ordem alfabética, com o nome do(s) administrador(es) e do(s) gerente(s) <text:tab/><text:tab/><text:tab/>cadastrado(s) do Sistema para que ele escolha a qual usuário enviar a solicitação, <text:tab/><text:tab/><text:tab/><text:tab/>respeitando o que foi estipulado na descrição dos autores;</text:p>
      <text:p text:style-name="P17"><text:tab/><text:tab/>b. Opção “Confirmar” para confirmar a escolha;</text:p>
      <text:p text:style-name="P17"><text:tab/><text:tab/>c. Opção “Cancelar” para sair da opção de exclusão.</text:p>
      <text:p text:style-name="P17"><text:tab/>7. O Catalogador seleciona um usuário para enviar a solicitação e escolhe a opção “Confirmar”;</text:p>
      <text:p text:style-name="P14"><text:span text:style-name="Fonte_20_parág._20_padrão"><text:span text:style-name="T5">8.</text:span></text:span><text:span text:style-name="Fonte_20_parág._20_padrão"><text:span text:style-name="T2"> </text:span></text:span><text:span text:style-name="Fonte_20_parág._20_padrão"><text:span text:style-name="T9">O sistema valida o pedido de exclusão, exibe a mensagem “Pedido de Exclusão Aguardando Aprovação” e envia para o e-mail do Administrador/Gerente escolhido para autorizar o procedimento um link (url) de confirmação de exclusão, contendo</text:span></text:span><text:span text:style-name="Fonte_20_parág._20_padrão"><text:span text:style-name="T11">:</text:span></text:span></text:p>
      <text:p text:style-name="P29">- Nome do Bem Patrimonial a ser excluído;</text:p>
      <text:p text:style-name="P29">- Nome do catalogador que solicitou a exclusão;</text:p>
      <text:p text:style-name="P29">- Prazo de validade da solicitação;</text:p>
      <text:p text:style-name="P29"><text:soft-page-break/>- Bens patrimoniais associados, caso houver;</text:p>
      <text:p text:style-name="P29">- Opção “Confirmar exclusão”;</text:p>
      <text:p text:style-name="P29">- Opção “Não Confirmar exclusão”.</text:p>
      <text:p text:style-name="P15"><text:s text:c="6"/>9<text:span text:style-name="T4">. </text:span>O sistema modifica o status do bem patrimonial para “inativo”.</text:p>
      <text:p text:style-name="P17"><text:tab/> <text:s text:c="4"/>10. <text:span text:style-name="T10">O Administrador</text:span><text:span text:style-name="Fonte_20_parág._20_padrão"><text:span text:style-name="T10">/Gerente</text:span></text:span><text:span text:style-name="T10"> que recebeu o e-mail, confirma a operação de exclusão;</text:span></text:p>
      <text:p text:style-name="P17"><text:tab/> <text:s text:c="4"/>11. <text:span text:style-name="T10">O Sistema valida a operação de exclusão;</text:span></text:p>
      <text:p text:style-name="P22"><text:tab/> <text:s text:c="3"/>12. O caso de uso termina.</text:p>
      <text:h text:style-name="Heading_20_1" text:outline-level="1"><text:s/>Fluxos Alternativos</text:h>
      <text:p text:style-name="P20">Fluxo Alternativo 1</text:p>
      <text:p text:style-name="P13">Se no passo 5 do fluxo básico o usuário tentar selecionar a opção “Confirmar” sem ter inserido ou selecionado nenhum nome na lista, então:</text:p>
      <text:p text:style-name="P13">1. O sistema exibe a mensagem “Insira um Nome ou Parte do nome desejado e então o selecione na lista”;</text:p>
      <text:p text:style-name="P17"><text:tab/>2. O sistema retorna ao passo 2 do Fluxo básico.</text:p>
      <text:p text:style-name="P18">Fluxo Alternativo 2</text:p>
      <text:p text:style-name="P19"><text:span text:style-name="Fonte_20_parág._20_padrão"><text:span text:style-name="T11"><text:tab/></text:span></text:span><text:span text:style-name="Fonte_20_parág._20_padrão"><text:span text:style-name="T5">Se no passo 5 do fluxo básico o usuário seleciona a opção “Confirmar” e título inserido não for encontrado, então:</text:span></text:span></text:p>
      <text:p text:style-name="P26">1. O sistema exibe a mensagem “Bem Patrimonial não encontrado”;</text:p>
      <text:list xml:id="list7036487780436095424" text:style-name="L1">
        <text:list-item>
          <text:list>
            <text:list-item>
              <text:list>
                <text:list-item>
                  <text:p text:style-name="P37"><text:s/>O sistema retorna ao passo 2 do Fluxo básico.</text:p>
                </text:list-item>
              </text:list>
            </text:list-item>
          </text:list>
        </text:list-item>
      </text:list>
      <text:p text:style-name="P18">Fluxo Alternativo 3</text:p>
      <text:p text:style-name="P27"><text:tab/>Se no passo 5 do fluxo básico o usuário seleciona a opção “Cancelar”, então:</text:p>
      <text:p text:style-name="P17"><text:tab/>1. A solicitação não é enviada;</text:p>
      <text:p text:style-name="P17"><text:tab/>2. O sistema retorna ao menu principal;</text:p>
      <text:p text:style-name="P17"><text:tab/>3. O caso de uso é encerrado.</text:p>
      <text:p text:style-name="P17">Fluxo Alternativo 4</text:p>
      <text:p text:style-name="P17"><text:tab/>Se a qualquer momento o usuário selecionar a opção “Cancelar”:</text:p>
      <text:p text:style-name="P17"><text:tab/>O sistema retorna ao menu principal e o caso de uso termina.</text:p>
      <text:p text:style-name="P17">Fluxo Alternativo 5</text:p>
      <text:p text:style-name="P17"><text:tab/>Se no passo 5 do Fluxo Básico <text:s/>o bem a ser excluído está associado com outros bens patrimoniais :</text:p>
      <text:p text:style-name="P17"><text:tab/>1. O sistema exibe:</text:p>
      <text:p text:style-name="P25"><text:s/><text:tab/>- mensagem: 'Este bem Patrimonial está relacionado com os seguintes bens partimoniais: &lt;título do bem patrimonial relacionado ou lista de bens relacionados&gt; . Todos os relacionamentos poderão ser perdidos.</text:p>
      <text:p text:style-name="P25"><text:s/><text:tab/>- opção 'Confirmar Solicitação' para confirmar.</text:p>
      <text:p text:style-name="P25"><text:s/><text:tab/>- opção 'Cancelar Solicitação' para cancelar.</text:p>
      <text:p text:style-name="P17"><text:tab/>2. O usuário seleciona a opção “'Cancelar Solicitação'”;</text:p>
      <text:p text:style-name="P17"><text:tab/>3. O sistema retorna ao menu principal;</text:p>
      <text:p text:style-name="P17"><text:tab/>4. O caso de uso termina.</text:p>
      <text:p text:style-name="P17"><text:soft-page-break/>Fluxo Alternativo 6</text:p>
      <text:p text:style-name="P17"><text:tab/>Se no passo 1 do Fluxo Alternativo 5 o usuário seleciona “Confirmar Solicitação”:</text:p>
      <text:p text:style-name="P17"><text:tab/>- O caso de uso volta ao passo 6 do fluxo básico.</text:p>
      <text:p text:style-name="P17">Fluxo Alternativo 7</text:p>
      <text:p text:style-name="P17"><text:tab/>Se no passo 5 do Fluxo Básico o bem patrimonial não estiver revisado: <text:tab/></text:p>
      <text:p text:style-name="P26">1. Uma mensagem é exibida:</text:p>
      <text:p text:style-name="P17"><text:tab/> <text:s text:c="3"/>“Bem não revisado, exclusão direta sem intermédio de um nível superior, confirmar?”</text:p>
      <text:p text:style-name="P17"><text:tab/> <text:s text:c="3"/>É exibido na tela as opções:</text:p>
      <text:p text:style-name="P17"><text:tab/> <text:s text:c="3"/>- “Confirmar” para excluir.</text:p>
      <text:p text:style-name="P17"><text:tab/> <text:s text:c="3"/>- “Cancelar” para cancelar a exclusão.</text:p>
      <text:p text:style-name="P17"><text:tab/>2. O usuário escolhe a opção “Confirmar” e o cadastro do bem é excluído do sistema.</text:p>
      <text:p text:style-name="P17"><text:tab/>3. O caso de uso termina.</text:p>
      <text:p text:style-name="P17">Fluxo Alternativo 8</text:p>
      <text:p text:style-name="P13">Se no passo 2 do Fluxo Alternativo 7 o usuário escolher a opção “Cancelar”: </text:p>
      <text:p text:style-name="P13">1.O bem não é excluído;</text:p>
      <text:p text:style-name="P13">2.O sistema retorna ao menu principal;</text:p>
      <text:p text:style-name="P13">3.O caso de uso termina.</text:p>
      <text:p text:style-name="P16">Fluxo Alternativo 9</text:p>
      <text:p text:style-name="P16"><text:tab/>Se no passo 7 do Fluxo Básico o usuário não escolher um usuário e escolher a opção “Confirmar”:</text:p>
      <text:p text:style-name="P16"><text:s text:c="5"/><text:tab/>1. O Sistema exibe a mensagem: “Selecione na lista um usuário para enviar a solicitação”;</text:p>
      <text:p text:style-name="P16"><text:tab/>2. O Sistema retorna ao passo 6 do Fluxo Básico.</text:p>
      <text:p text:style-name="P17">Fluxo Alternativo 10</text:p>
      <text:p text:style-name="P17"><text:tab/>Se no passo 5 do Fluxo Básico o usuário escolher a opção “Confirmar” sem escolher um prazo de <text:tab/>validade:</text:p>
      <text:p text:style-name="P17"><text:tab/>1. O sistema exibe a mensagem: “Insira um prazo de validade para a solicitação”;</text:p>
      <text:p text:style-name="P17"><text:tab/>2. O sistema volta para o passo 2 do Fluxo Básico.</text:p>
      <text:p text:style-name="P17"/>
      <text:p text:style-name="P17">Fluxo Alternativo 11</text:p>
      <text:p text:style-name="P17"><text:tab/>Se no passo 8 <text:span text:style-name="T4">do </text:span><text:span text:style-name="Fonte_20_parág._20_padrão"><text:span text:style-name="T16">Fluxo Básico</text:span></text:span><text:span text:style-name="T4"> o Administrador</text:span><text:span text:style-name="Fonte_20_parág._20_padrão"><text:span text:style-name="T4">/Gerente</text:span></text:span><text:span text:style-name="T4"> não selecionar nenhuma opção (Confirmar ou Não), durante o prazo de validade do pedido de exclusão, então: </text:span></text:p>
      <text:p text:style-name="P21"><text:s text:c="15"/>1. O pedido de exclusão é eliminado do sistema, de acordo com o caso de uso limpar pendências;</text:p>
      <text:p text:style-name="P21"><text:s text:c="15"/>2. O caso de uso termina.</text:p>
      <text:p text:style-name="P21">Fluxo Alternativo 12</text:p>
      <text:p text:style-name="P21"><text:tab/>Se no passo 8 <text:span text:style-name="Fonte_20_parág._20_padrão">do </text:span><text:span text:style-name="Fonte_20_parág._20_padrão"><text:span text:style-name="T14">Fluxo Básico</text:span></text:span><text:span text:style-name="Fonte_20_parág._20_padrão"> o Administrador/Gerente seleciona a opção “Confirmar Exclusão”, <text:tab/>fora do prazo de validade do pedido de exclusão, então: </text:span></text:p>
      <text:p text:style-name="P21"><text:s text:c="3"/><text:tab/>1. O sistema exibe a mensagem “O Prazo de Confirmação Expirou”;</text:p>
      <text:p text:style-name="P21"><text:s text:c="3"/><text:tab/>2. O caso de uso é encerrado;</text:p>
      <text:p text:style-name="P21">Fluxo Alternativo 13</text:p>
      <text:p text:style-name="P21"><text:soft-page-break/><text:tab/><text:span text:style-name="Fonte_20_parág._20_padrão">Se no passo 10 do </text:span><text:span text:style-name="Fonte_20_parág._20_padrão"><text:span text:style-name="T14">Fluxo Básico</text:span></text:span><text:span text:style-name="Fonte_20_parág._20_padrão"><text:span text:style-name="T15"> </text:span></text:span><text:span text:style-name="Fonte_20_parág._20_padrão">o Administrador seleciona a opção “Não Confirmar Exclusão”, <text:tab/>durante o prazo de validade do pedido de exclusão, então: </text:span></text:p>
      <text:p text:style-name="P21"><text:s/><text:tab/>1. A Instituição não é excluída do sistema;</text:p>
      <text:p text:style-name="P21"><text:tab/>2. O sistema altera o status do bem patrimonial para “ativo”;</text:p>
      <text:p text:style-name="P23"><text:s text:c="3"/><text:tab/>3<text:span text:style-name="T13">. O caso de uso é encerrado.</text:span></text:p>
      <text:p text:style-name="P24">Fluxo Alternativo 14</text:p>
      <text:p text:style-name="P24"><text:tab/>Se no passo 2 do Fluxo Alternativo 7 o usuário escolhe a opção “Confirmar” e o bem patrimonial tem bens <text:tab/>patrimoniais associados a ele:</text:p>
      <text:p text:style-name="P24"><text:tab/>1.O sistema exibe:</text:p>
      <text:p text:style-name="P25"><text:s/><text:tab/>- mensagem: 'Este bem Patrimonial está relacionado com os seguintes bens partimoniais: &lt;título do bem patrimonial relacionado ou lista de bens relacionados&gt; . Todos os relacionamentos poderão ser perdidos.</text:p>
      <text:p text:style-name="P25"><text:s/><text:tab/>- opção 'Confirmar Solicitação' para confirmar;</text:p>
      <text:p text:style-name="P25"><text:s/><text:tab/>- opção 'Cancelar Solicitação' para cancelar.</text:p>
      <text:p text:style-name="P17"><text:tab/>2. O usuário seleciona a opção “'Cancelar Solicitação'”;</text:p>
      <text:p text:style-name="P17"><text:tab/>3. O sistema retorna ao menu principal;</text:p>
      <text:p text:style-name="P24"><text:tab/>4. O caso de uso termina.</text:p>
      <text:p text:style-name="P24">Fluxo Alternativo 15</text:p>
      <text:p text:style-name="P24"><text:tab/>Se no passo 2 do Fluxo Alternativo 14 o usuário escolhe a opção “Confirmar”:</text:p>
      <text:p text:style-name="P24"><text:tab/>1. O cadastro do bem é excluído do sistema;</text:p>
      <text:p text:style-name="P24"><text:tab/>2. O caso de uso termina.</text:p>
      <text:h text:style-name="Heading_20_1" text:outline-level="1"><text:s/>Pós-condições</text:h>
      <text:p text:style-name="Standard"/>
      <text:list xml:id="list7688162032988540653" text:style-name="L2">
        <text:list-item>
          <text:list>
            <text:list-item>
              <text:p text:style-name="P38">Fluxo Básico: O cadastro do bem é excluído do sistema;</text:p>
            </text:list-item>
            <text:list-item>
              <text:p text:style-name="P38">Fluxo Alternativo 1: Não ocorre alteração na base de dados do sistema;</text:p>
            </text:list-item>
            <text:list-item>
              <text:p text:style-name="P38">Fluxo Alternativo 2: Não ocorre alteração na base de dados do sistema;</text:p>
            </text:list-item>
            <text:list-item>
              <text:p text:style-name="P38">Fluxo Alternativo 3: Não ocorre alteração na base de dados <text:s/>do sistema;</text:p>
            </text:list-item>
            <text:list-item>
              <text:p text:style-name="P38">Fluxo Alternativo 4: Não ocorre alteração na base de dados do sistema;</text:p>
            </text:list-item>
            <text:list-item>
              <text:p text:style-name="P38">Fluxo Alternativo 5: Não ocorre alteração na base de dados do sistema;</text:p>
            </text:list-item>
            <text:list-item>
              <text:p text:style-name="P39"><text:span text:style-name="Fonte_20_parág._20_padrão"><text:span text:style-name="T2">Fluxo Alternativo 6: Não ocorre alteração na base de dados do sistema;</text:span></text:span></text:p>
            </text:list-item>
            <text:list-item>
              <text:p text:style-name="P39"><text:span text:style-name="Fonte_20_parág._20_padrão"><text:span text:style-name="T2">Fluxo Alternativo 7: O cadastro do bem é excluído;</text:span></text:span></text:p>
            </text:list-item>
            <text:list-item>
              <text:p text:style-name="P39"><text:span text:style-name="Fonte_20_parág._20_padrão"><text:span text:style-name="T2">Fluxo Alternativo 8: Não ocorre alteração na base de dados do sistema;</text:span></text:span></text:p>
            </text:list-item>
            <text:list-item>
              <text:p text:style-name="P39"><text:span text:style-name="Fonte_20_parág._20_padrão"><text:span text:style-name="T2">Fluxo Alternativo 9: Não ocorre alteração na base de dados do sistema;</text:span></text:span></text:p>
            </text:list-item>
            <text:list-item>
              <text:p text:style-name="P39"><text:span text:style-name="Fonte_20_parág._20_padrão"><text:span text:style-name="T2">Fluxo Alternativo 10: Não ocorre alteração na base de dados do sistema;</text:span></text:span></text:p>
            </text:list-item>
            <text:list-item>
              <text:p text:style-name="P39"><text:span text:style-name="Fonte_20_parág._20_padrão"><text:span text:style-name="T2">Fluxo Alternativo 11: A solicitação é removida do sistema;</text:span></text:span></text:p>
            </text:list-item>
            <text:list-item>
              <text:p text:style-name="P39"><text:span text:style-name="Fonte_20_parág._20_padrão"><text:span text:style-name="T2">Fluxo Alternativo 12: A solicitação é removida do sistema;</text:span></text:span></text:p>
            </text:list-item>
            <text:list-item>
              <text:p text:style-name="P39"><text:span text:style-name="Fonte_20_parág._20_padrão"><text:span text:style-name="T2">Fluxo Alternativo 13: Não Ocorre alteração na base de dados do sistema;</text:span></text:span></text:p>
            </text:list-item>
            <text:list-item>
              <text:p text:style-name="P39"><text:span text:style-name="Fonte_20_parág._20_padrão"><text:span text:style-name="T2">Fluxo Alternativo 14: Não Ocorre alteração na base de dados do sistema;</text:span></text:span></text:p>
            </text:list-item>
            <text:list-item>
              <text:p text:style-name="P39"><text:span text:style-name="Fonte_20_parág._20_padrão"><text:span text:style-name="T2">Fluxo Alternativo 15: O cadastro do bem é excluído do sistema.</text:span></text:span></text:p>
            </text:list-item>
          </text:list>
        </text:list-item>
      </text:list>
      <text:p text:style-name="P9"><text:span text:style-name="Fonte_20_parág._20_padrão"><text:span text:style-name="T20"/></text:span></text:p>
      <text:p text:style-name="P9"><text:span text:style-name="Fonte_20_parág._20_padrão"><text:span text:style-name="T20"/></text:span></text:p>
      <text:p text:style-name="P9"><text:span text:style-name="Fonte_20_parág._20_padrão"><text:span text:style-name="T20"/></text:span></text:p>
      <text:p text:style-name="P9"><text:soft-page-break/><text:span text:style-name="Fonte_20_parág._20_padrão"><text:span text:style-name="T20">7 Requisitos Especiais</text:span></text:span></text:p>
      <text:p text:style-name="P9"><text:span text:style-name="Fonte_20_parág._20_padrão"><text:span text:style-name="T20"/></text:span></text:p>
      <text:list xml:id="list7074518325034139515" text:style-name="L3">
        <text:list-item>
          <text:p text:style-name="P32"><text:span text:style-name="T11">Requisito de Auditoria: o sistema salva no banco de dados o Administrador</text:span><text:span text:style-name="Fonte_20_parág._20_padrão"><text:span text:style-name="T11">/Gerente</text:span></text:span><text:span text:style-name="T11"> que excluiu o bem.</text:span></text:p>
        </text:list-item>
        <text:list-item>
          <text:p text:style-name="P33">Segurança: A url enviada no e-mail, para que a exclusão possa ser autorizada, deve ser segura e codificada.</text:p>
        </text:list-item>
      </text:list>
      <text:list xml:id="list6276683003987083907" text:style-name="L4">
        <text:list-item>
          <text:p text:style-name="P34">Performance e Segurança: O sistema deve fazer uma verificação diária buscando exclusões pendentes (fora do prazo de validade estipulado) para manter a integridade do sistema.</text:p>
        </text:list-item>
      </text:list>
      <text:list xml:id="list2991347435528474307" text:style-name="L5">
        <text:list-item>
          <text:p text:style-name="P35">Performance: A lista gerada nos passos 2 e 6 deve ser similar a um combo box que é atualizado a cada letra inserida pelo usuário no campo Nome.</text:p>
        </text:list-item>
        <text:list-item>
          <text:p text:style-name="P36">Performance: A resposta do sistema para a busca do bem patrimonial e do usuário deve ser realizada em até 1 segundo.</text:p>
        </text:list-item>
        <text:list-item>
          <text:p text:style-name="P40"><text:span text:style-name="Fonte_20_parág._20_padrão"><text:span text:style-name="T17">Segurança: Se o usuário logado no sistema não for um dos tipos existentes na </text:span></text:span><text:span text:style-name="Fonte_20_parág._20_padrão"><text:span text:style-name="T18">Breve Descrição dos Atores</text:span></text:span><text:span text:style-name="Fonte_20_parág._20_padrão"><text:span text:style-name="T17"> a opção “Excluir Bem Patrimonial” não deve estar disponível.</text:span></text:span></text:p>
        </text:list-item>
      </text:list>
      <text:p text:style-name="P9"><text:span text:style-name="Fonte_20_parág._20_padrã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154cm" fo:margin-left="-0.145cm" fo:margin-right="-0.009cm" table:align="margins" style:writing-mode="lr-tb"/>
    </style:style>
    <style:style style:name="Tabela3.A" style:family="table-column">
      <style:table-column-properties style:column-width="2.011cm" style:rel-column-width="7682*"/>
    </style:style>
    <style:style style:name="Tabela3.B" style:family="table-column">
      <style:table-column-properties style:column-width="11.765cm" style:rel-column-width="44951*"/>
    </style:style>
    <style:style style:name="Tabela3.C" style:family="table-column">
      <style:table-column-properties style:column-width="3.378cm" style:rel-column-width="12902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3.A1" table:number-rows-spanned="2" office:value-type="string">
              <text:p text:style-name="MP2"/>
              <text:p text:style-name="MP2">Documento de Especificação de Casos de Uso - <text:s/>CDU 012</text:p>
            </table:table-cell>
            <table:table-cell table:style-name="Tabela3.C1" office:value-type="string">
              <text:p text:style-name="MP3">Versão do documento: 1.1</text:p>
            </table:table-cell>
          </table:table-row>
          <table:table-row table:style-name="Tabela3.1">
            <table:covered-table-cell/>
            <table:covered-table-cell/>
            <table:table-cell table:style-name="Tabela3.C1" office:value-type="string">
              <text:p text:style-name="MP4"><text:s text:c="2"/>Data: <text:s/>02/04/2014</text:p>
            </table:table-cell>
          </table:table-row>
        </table:table>
        <text:p text:style-name="Standard"/>
      </style:head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1"/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6">Documento de Especificação de Casos de Uso – CDU 012</text:p>
            </table:table-cell>
            <table:table-cell table:style-name="Tabela1.C1" office:value-type="string">
              <text:p text:style-name="MP3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1"><text:s text:c="2"/>Data: <text:s/>&lt;17/03/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7">Confidencial</text:p>
            </table:table-cell>
            <table:table-cell table:style-name="Tabela2.A1" office:value-type="string">
              <text:p text:style-name="MP2">ICMC – USP, 2014</text:p>
            </table:table-cell>
            <table:table-cell table:style-name="Tabela2.A1" office:value-type="string">
              <text:p text:style-name="MP8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5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&lt;use-case name&gt;</dc:title>
    <dc:subject>&lt;project&gt;</dc:subject>
    <meta:initial-creator>Julio</meta:initial-creator>
    <meta:creation-date>2014-03-19T02:20:00Z</meta:creation-date>
    <dc:date>2014-04-02T18:09:58.70</dc:date>
    <meta:editing-cycles>23</meta:editing-cycles>
    <meta:editing-duration>PT3H16M34S</meta:editing-duration>
    <dc:creator>Julio Polzato</dc:creator>
    <meta:document-statistic meta:table-count="3" meta:image-count="1" meta:object-count="0" meta:page-count="5" meta:paragraph-count="146" meta:word-count="1603" meta:character-count="9520"/>
    <meta:template xlink:type="simple" xlink:actuate="onRequest" xlink:title="" xlink:href="Normal"/>
  </office:meta>
</office:document-meta>
</file>